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9dc8" officeooo:paragraph-rsid="000a9dc8"/>
    </style:style>
    <style:style style:name="P2" style:family="paragraph" style:parent-style-name="Standard">
      <style:text-properties officeooo:rsid="000aea09" officeooo:paragraph-rsid="000aea09"/>
    </style:style>
    <style:style style:name="P3" style:family="paragraph" style:parent-style-name="Standard">
      <style:text-properties officeooo:rsid="000c98ae" officeooo:paragraph-rsid="000c98ae"/>
    </style:style>
    <style:style style:name="P4" style:family="paragraph" style:parent-style-name="Standard" style:list-style-name="L1">
      <style:text-properties officeooo:paragraph-rsid="000aea09"/>
    </style:style>
    <style:style style:name="T1" style:family="text">
      <style:text-properties officeooo:rsid="000e2b9f"/>
    </style:style>
    <style:style style:name="T2" style:family="text">
      <style:text-properties officeooo:rsid="000aea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list xml:id="list994857309" text:style-name="L1">
        <text:list-item>
          <text:p text:style-name="P4"><text:span text:style-name="T2">Linux(</text:span><text:span text:style-name="T1">code &amp;o</text:span><text:span text:style-name="T2">utput)</text:span></text:p>
        </text:list-item>
      </text:list>
      <text:p text:style-name="P2"/>
      <text:p text:style-name="P2">1) exam@debian:~/Fisat/Day2$ cat m3.txt</text:p>
      <text:p text:style-name="P2"><text:s text:c="4"/>first class in Day 2</text:p>
      <text:p text:style-name="P2"><text:s text:c="4"/>second class in Day 2</text:p>
      <text:p text:style-name="P2"/>
      <text:p text:style-name="P2">2)exam@debian:~/Fisat$ cp Day2/m3.txt Day3/c3.txt </text:p>
      <text:p text:style-name="P2"><text:s text:c="3"/>exam@debian:~/Fisat$ cd Day3</text:p>
      <text:p text:style-name="P2"><text:s text:c="2"/>exam@debian:~/Fisat/Day3$ ls</text:p>
      <text:p text:style-name="P2"><text:s text:c="2"/>c1.txt <text:s/>c2.txt <text:s/>c3.txt</text:p>
      <text:p text:style-name="P2"><text:s text:c="2"/>exam@debian:~/Fisat/Day3$ cat c3.txt</text:p>
      <text:p text:style-name="P2"><text:s text:c="2"/>first class in Day 2</text:p>
      <text:p text:style-name="P2"><text:s text:c="2"/>second class in Day 2</text:p>
      <text:p text:style-name="P2"/>
      <text:p text:style-name="P2">3)$ ls -l f1.txt</text:p>
      <text:p text:style-name="P2">-rw-r--r-- 1 exam exam 20 Oct <text:s/>8 10:20 f1.txt</text:p>
      <text:p text:style-name="P2">exam@debian:~/Fisat/Day1$ ls -l f1.txt</text:p>
      <text:p text:style-name="P2">-rwxr-xr-x 1 exam exam 20 Oct <text:s/>8 10:20 f1.txt</text:p>
      <text:p text:style-name="P2"/>
      <text:p text:style-name="P2"/>
      <text:p text:style-name="P2">4)exam@debian:~/Fisat/Day1$ ps</text:p>
      <text:p text:style-name="P2"><text:s text:c="4"/>PID TTY <text:s text:c="9"/>TIME CMD</text:p>
      <text:p text:style-name="P2"><text:s text:c="3"/>7474 pts/1 <text:s text:c="3"/>00:00:00 bash</text:p>
      <text:p text:style-name="P2"><text:s text:c="3"/>9363 pts/1 <text:s text:c="3"/>00:00:00 ps</text:p>
      <text:p text:style-name="P2"/>
      <text:p text:style-name="P2">5)exam@debian:~/Fisat/Day1$ pwd</text:p>
      <text:p text:style-name="P2">/home/exam/Fisat/Day1</text:p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P3">shellcode</text:p>
      <text:p text:style-name="P3"/>
      <text:p text:style-name="P3"/>
      <text:p text:style-name="Standard">echo "Enter the option"</text:p>
      <text:p text:style-name="Standard">echo "1.circle 2.rectangle 3.trinagle"</text:p>
      <text:p text:style-name="Standard">read ch</text:p>
      <text:p text:style-name="Standard">case $ch in</text:p>
      <text:p text:style-name="Standard"><text:s text:c="4"/>1)echo "enter the value of r"</text:p>
      <text:p text:style-name="Standard"><text:s text:c="6"/>read r</text:p>
      <text:p text:style-name="Standard"><text:s text:c="6"/>c=`expr $r \* $r`</text:p>
      <text:p text:style-name="Standard"><text:s text:c="6"/>d=`expr 22 \* $c`</text:p>
      <text:p text:style-name="Standard"><text:s text:c="6"/>e=`expr $d / 7`</text:p>
      <text:p text:style-name="Standard"><text:s text:c="6"/>echo "area of circle is $e";;</text:p>
      <text:p text:style-name="Standard"><text:soft-page-break/><text:s text:c="4"/>2)echo "enter the value of length and width"</text:p>
      <text:p text:style-name="Standard"><text:s text:c="6"/>read l</text:p>
      <text:p text:style-name="Standard"><text:s text:c="6"/>read w</text:p>
      <text:p text:style-name="Standard"><text:s text:c="6"/>c=`expr $l \* $w`</text:p>
      <text:p text:style-name="Standard"><text:s text:c="6"/>echo "area of rectangle is $c";;</text:p>
      <text:p text:style-name="Standard"><text:s text:c="4"/>3)echo "enter the value of length and height"</text:p>
      <text:p text:style-name="Standard"><text:s text:c="6"/>read l</text:p>
      <text:p text:style-name="Standard"><text:s text:c="6"/>read h</text:p>
      <text:p text:style-name="Standard"><text:s text:c="6"/>c=`expr <text:s/>$l \* $h`</text:p>
      <text:p text:style-name="Standard"><text:s text:c="6"/>e=`expr $c / 2`</text:p>
      <text:p text:style-name="Standard"><text:s text:c="6"/>echo "area of triangle is $e";;</text:p>
      <text:p text:style-name="Standard">esac</text:p>
      <text:p text:style-name="Standard"><text:tab/></text:p>
      <text:p text:style-name="Standard"/>
      <text:p text:style-name="Standard"/>
      <text:p text:style-name="Standard"/>
      <text:p text:style-name="P1">Shell(output)</text:p>
      <text:p text:style-name="P1"/>
      <text:p text:style-name="P1"/>
      <text:p text:style-name="P1">exam@debian:~$ emacs f2.sh</text:p>
      <text:p text:style-name="P1">exam@debian:~$ bash f2.sh</text:p>
      <text:p text:style-name="P1">Enter the option</text:p>
      <text:p text:style-name="P1">1.circle 2.rectangle 3.trinagle</text:p>
      <text:p text:style-name="P1">1</text:p>
      <text:p text:style-name="P1">enter the value of r</text:p>
      <text:p text:style-name="P1">3</text:p>
      <text:p text:style-name="P1">area of circle is 28</text:p>
      <text:p text:style-name="P1">exam@debian:~$ bash f2.sh</text:p>
      <text:p text:style-name="P1">Enter the option</text:p>
      <text:p text:style-name="P1">1.circle 2.rectangle 3.trinagle</text:p>
      <text:p text:style-name="P1">2</text:p>
      <text:p text:style-name="P1">enter the value of length and width</text:p>
      <text:p text:style-name="P1">3</text:p>
      <text:p text:style-name="P1">4</text:p>
      <text:p text:style-name="P1">area of rectangle is 12</text:p>
      <text:p text:style-name="P1">exam@debian:~$ bash f2.sh</text:p>
      <text:p text:style-name="P1">Enter the option</text:p>
      <text:p text:style-name="P1">1.circle 2.rectangle 3.trinagle</text:p>
      <text:p text:style-name="P1">3</text:p>
      <text:p text:style-name="P1">enter the value of length and height</text:p>
      <text:p text:style-name="P1">2</text:p>
      <text:p text:style-name="P1">3</text:p>
      <text:p text:style-name="P1">area of triangle is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38:34.869118303</meta:creation-date>
    <dc:date>2021-10-08T11:57:37.614963817</dc:date>
    <meta:editing-duration>PT8M3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70" meta:word-count="248" meta:character-count="1586" meta:non-whitespace-character-count="1260"/>
  </office:meta>
</office:document-meta>
</file>